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Open Sans" svg:font-family="'Open Sans', sans-serif"/>
    <style:font-face style:name="Source Serif Pro" svg:font-family="'Source Serif Pro', serif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1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</style:style>
    <style:style style:name="P2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</style:style>
    <style:style style:name="P3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officeooo:paragraph-rsid="0001ce68"/>
    </style:style>
    <style:style style:name="P4" style:family="paragraph" style:parent-style-name="Text_20_body">
      <style:paragraph-properties fo:margin-left="0cm" fo:margin-right="0cm" fo:margin-top="0cm" fo:margin-bottom="0cm" loext:contextual-spacing="false" fo:text-align="center" style:justify-single-word="false" fo:orphans="2" fo:widows="2" fo:text-indent="0cm" style:auto-text-indent="false"/>
    </style:style>
    <style:style style:name="P5" style:family="paragraph" style:parent-style-name="Text_20_body" style:list-style-name="L1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3d464d" style:font-name="Source Serif Pro" fo:font-size="13.5pt" fo:letter-spacing="normal" fo:font-style="normal" fo:font-weight="normal"/>
    </style:style>
    <style:style style:name="P6" style:family="paragraph" style:parent-style-name="Text_20_body" style:list-style-name="L2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3d464d" style:font-name="Source Serif Pro" fo:font-size="13.5pt" fo:letter-spacing="normal" fo:font-style="normal" fo:font-weight="normal"/>
    </style:style>
    <style:style style:name="P7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</style:style>
    <style:style style:name="P8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 fo:padding="0cm" fo:border="none"/>
      <style:text-properties fo:font-variant="normal" fo:text-transform="none" fo:color="#3d464d" style:font-name="Source Serif Pro" fo:font-size="13.5pt" fo:letter-spacing="normal" fo:font-style="normal" fo:font-weight="normal"/>
    </style:style>
    <style:style style:name="P9" style:family="paragraph" style:parent-style-name="Text_20_body" style:list-style-name="L1">
      <style:paragraph-properties fo:margin-left="0cm" fo:margin-right="0cm" fo:text-align="start" style:justify-single-word="false" fo:orphans="2" fo:widows="2" fo:text-indent="0cm" style:auto-text-indent="false" fo:padding="0cm" fo:border="none"/>
      <style:text-properties fo:font-variant="normal" fo:text-transform="none" fo:color="#3d464d" style:font-name="Source Serif Pro" fo:font-size="13.5pt" fo:letter-spacing="normal" fo:font-style="normal" fo:font-weight="normal"/>
    </style:style>
    <style:style style:name="P10" style:family="paragraph" style:parent-style-name="Text_20_body" style:list-style-name="L2">
      <style:paragraph-properties fo:margin-left="0cm" fo:margin-right="0cm" fo:text-align="start" style:justify-single-word="false" fo:orphans="2" fo:widows="2" fo:text-indent="0cm" style:auto-text-indent="false" fo:padding="0cm" fo:border="none"/>
      <style:text-properties fo:font-variant="normal" fo:text-transform="none" fo:color="#3d464d" style:font-name="Source Serif Pro" fo:font-size="13.5pt" fo:letter-spacing="normal" fo:font-style="normal" fo:font-weight="normal"/>
    </style:style>
    <style:style style:name="P11" style:family="paragraph" style:parent-style-name="Heading_20_1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3d464d" style:font-name="Open Sans" fo:font-size="13.5pt" fo:letter-spacing="normal" fo:font-style="normal" fo:font-weight="bold" loext:padding="0cm" loext:border="none"/>
    </style:style>
    <style:style style:name="P12" style:family="paragraph" style:parent-style-name="Heading_20_1">
      <style:paragraph-properties fo:margin-left="0cm" fo:margin-right="0cm" fo:margin-top="0cm" fo:margin-bottom="0cm" loext:contextual-spacing="false" fo:line-height="118%" fo:text-align="start" style:justify-single-word="false" fo:orphans="2" fo:widows="2" fo:text-indent="0cm" style:auto-text-indent="false" fo:padding="0cm" fo:border="none"/>
      <style:text-properties fo:font-variant="normal" fo:text-transform="none" fo:color="#3d464d" style:font-name="Open Sans" fo:font-size="13.5pt" fo:letter-spacing="normal" fo:font-style="normal" fo:font-weight="bold" loext:padding="0cm" loext:border="none"/>
    </style:style>
    <style:style style:name="T1" style:family="text">
      <style:text-properties fo:font-variant="normal" fo:text-transform="none" fo:color="#3d464d" style:font-name="Open Sans" fo:font-size="13.5pt" fo:letter-spacing="normal" fo:font-style="normal" fo:font-weight="bold"/>
    </style:style>
    <style:style style:name="T2" style:family="text">
      <style:text-properties fo:font-variant="normal" fo:text-transform="none" fo:color="#3d464d" style:font-name="Open Sans" fo:font-size="13.5pt" fo:letter-spacing="normal" fo:font-style="normal" fo:font-weight="bold" loext:padding="0cm" loext:border="none"/>
    </style:style>
    <style:style style:name="T3" style:family="text">
      <style:text-properties fo:font-variant="normal" fo:text-transform="none" fo:color="#3d464d" style:font-name="Source Serif Pro" fo:font-size="13.5pt" fo:letter-spacing="normal" fo:font-style="normal" fo:font-weight="normal"/>
    </style:style>
    <style:style style:name="T4" style:family="text">
      <style:text-properties fo:font-variant="normal" fo:text-transform="none" fo:color="#3d464d" style:font-name="Source Serif Pro" fo:font-size="13.5pt" fo:letter-spacing="normal" fo:font-style="normal" fo:font-weight="normal" loext:padding="0cm" loext:border="none"/>
    </style:style>
    <style:style style:name="T5" style:family="text">
      <style:text-properties fo:font-variant="normal" fo:text-transform="none" fo:color="#3d464d" fo:letter-spacing="normal"/>
    </style:style>
    <style:style style:name="T6" style:family="text">
      <style:text-properties fo:font-variant="normal" fo:text-transform="none" fo:color="#3d464d" fo:letter-spacing="normal" fo:font-style="normal" fo:font-weight="normal" fo:background-color="#f0f3f5" loext:char-shading-value="0"/>
    </style:style>
    <style:style style:name="T7" style:family="text">
      <style:text-properties fo:color="#3d464d" style:font-name="Source Serif Pro" fo:font-size="13.5pt" fo:letter-spacing="normal" fo:font-weight="normal" loext:padding="0cm" loext:border="none"/>
    </style:style>
    <style:style style:name="T8" style:family="text">
      <style:text-properties fo:text-transform="uppercase" fo:color="#ffffff" style:text-line-through-style="none" style:text-line-through-type="none" style:font-name="Open Sans" fo:font-size="8.25pt" fo:letter-spacing="normal" fo:font-style="normal" style:text-underline-style="none" fo:font-weight="bold" style:text-blinking="false" fo:background-color="#32a7e5" loext:char-shading-value="0" loext:padding="0cm" loext:border="none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Illustration"/>
      </text:sequence-decls>
      <text:p text:style-name="Standard"><text:tab/><text:tab/><text:span text:style-name="T1">Serializar tipos de valor e tipos de referência</text:span> </text:p>
      <text:p text:style-name="Standard"/>
      <text:p text:style-name="P1"><text:span text:style-name="T3">Tipos de valor e tipos de referência podem ser serializados?</text:span> </text:p>
      <text:p text:style-name="P1"/>
      <text:p text:style-name="P1"><text:span text:style-name="T3">Sim, porém os tipos de referência podem ser tradados de forma diferente, dependendo do tipo de serialização. Quando utilizamos um </text:span><text:span text:style-name="Emphasis"><text:span text:style-name="T7">serializador binário</text:span></text:span><text:span text:style-name="T5"> </text:span><text:span text:style-name="T3">(</text:span><text:span text:style-name="Source_20_Text"><text:span text:style-name="T6">BinaryFormatter</text:span></text:span><text:span text:style-name="T3">), a serialização é como um "retrato" (snapshot, em inglês) dos dados de um objeto. Por isso, na serialização binária os tipos de referência são armazenados como a própria referência, enquanto na serialização por texto os tipos de referência são "resolvidos", isto é, seus valores são obtidos e adicionados à serialização.</text:span> </text:p>
      <text:p text:style-name="P1"/>
      <text:h text:style-name="P11" text:outline-level="1">Qualquer dado pode ser serializado?</text:h>
      <text:p text:style-name="Text_20_body"><text:line-break/><text:span text:style-name="T3">Qualquer dado pode ser serializado?</text:span> <text:span text:style-name="T3">A serialização mais comum, baseada em texto, como XML e JSON, não permite a serialização de dados além do tipo texto ou numérico. Somente a serialização binária permite a serialização de quaisquer tipos de dados.</text:span> </text:p>
      <text:p text:style-name="Text_20_body"/>
      <text:h text:style-name="P12" text:outline-level="1">Para pensar: que elementos da classe são serializados?</text:h>
      <text:p text:style-name="P4"><text:a xlink:type="simple" xlink:href="https://cursos.alura.com.br/course/certificacao-csharp-colecoes-xml-json/task/46931/next" text:style-name="Internet_20_link" text:visited-style-name="Visited_20_Internet_20_Link"><text:span text:style-name="T8">PRÓXIMA ATIVIDADE</text:span></text:a></text:p>
      <text:p text:style-name="P3"><text:span text:style-name="T3">A serialização armazena todos os elementos de uma classe?</text:span> </text:p>
      <text:p text:style-name="P3"><text:span text:style-name="T3">Não.</text:span></text:p>
      <text:p text:style-name="P8">A serialização nunca irá armazenar:</text:p>
      <text:list xml:id="list786491777" text:style-name="L1">
        <text:list-item>
          <text:p text:style-name="P5">Métodos da classe</text:p>
        </text:list-item>
        <text:list-item>
          <text:p text:style-name="P9">Elementos estáticos da classe</text:p>
        </text:list-item>
      </text:list>
      <text:p text:style-name="P8">A serialização binária irá armazenar os membros de dados públicos E privados.</text:p>
      <text:p text:style-name="P7"><text:span text:style-name="T3">Já a serialização por contrato de dados </text:span><text:span text:style-name="Emphasis"><text:span text:style-name="T4">pode</text:span></text:span><text:span text:style-name="T3"> armazenar membros de dados privados como XML.</text:span></text:p>
      <text:p text:style-name="P2"/>
      <text:p text:style-name="P2"><text:tab/><text:tab/><text:tab/><text:span text:style-name="T1">Consolidando seu conhecimento</text:span> </text:p>
      <text:p text:style-name="P2"/>
      <text:p text:style-name="P2"><text:span text:style-name="T3">Chegou a hora de você seguir todos os passos realizados por mim durante esta aula. Caso já tenha feito, excelente. Se ainda não, é importante que você implemente o que foi visto no vídeo para poder continuar com o próximo capítulo que tem como pré-requisito todo código aqui escrito. Se por acaso você já domina esta parte, em cada capítulo você terá a opção de </text:span><text:soft-page-break/><text:span text:style-name="T3">baixar o projeto feito até aquele ponto. Você encontrará o link para download na próxima explicação do capítulo.</text:span> </text:p>
      <text:p text:style-name="P2"><text:span text:style-name="T3">O gabarito deste exercício é o passo a passo demonstrado no vídeo. Tenha certeza de que tudo está certo antes de continuar. Ficou com dúvida? Recorra ao nosso fórum, não perca tempo! :)</text:span> </text:p>
      <text:p text:style-name="P2"/>
      <text:p text:style-name="P2"><text:tab/><text:tab/><text:tab/><text:span text:style-name="T2">O que aprendemos?</text:span></text:p>
      <text:p text:style-name="Text_20_body"><text:line-break/><text:span text:style-name="T3">Serialização Binária, Personalizada e com Contrato</text:span></text:p>
      <text:list xml:id="list1492830296" text:style-name="L2">
        <text:list-item>
          <text:p text:style-name="P6">Serialização Binária: tirando um "retrato" de um objeto</text:p>
        </text:list-item>
        <text:list-item>
          <text:p text:style-name="P6">O caminho de volta: a Desserialização Binária</text:p>
        </text:list-item>
        <text:list-item>
          <text:p text:style-name="P6">Controlando a Serialização com Contrato de Dados</text:p>
        </text:list-item>
        <text:list-item>
          <text:p text:style-name="P10">Controlando a Serialização com a Serialização Personalizada</text:p>
        </text:list-item>
      </text:list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Open Sans" svg:font-family="'Open Sans', sans-serif"/>
    <style:font-face style:name="Source Serif Pro" svg:font-family="'Source Serif Pro', serif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1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0.3$Windows_X86_64 LibreOffice_project/efb621ed25068d70781dc026f7e9c5187a4decd1</meta:generator>
    <dc:date>2018-12-12T12:31:15.784000000</dc:date>
    <meta:editing-duration>PT1M33S</meta:editing-duration>
    <meta:editing-cycles>1</meta:editing-cycles>
    <meta:document-statistic meta:table-count="0" meta:image-count="0" meta:object-count="0" meta:page-count="2" meta:paragraph-count="23" meta:word-count="358" meta:character-count="2245" meta:non-whitespace-character-count="1898"/>
  </office:meta>
</office:document-meta>
</file>